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спользование Snow BasePC Emulator 0.6</text:p>
      <text:p text:style-name="Standard"/>
      <text:p text:style-name="Standard">Система комманд:</text:p>
      <text:list text:style-name="L2">
        <text:list-item>
          <text:p text:style-name="P1">get mem &lt;addr:ushort&gt;<text:line-break/>Выводит на экран значение ячейки памяти машины с адресом <text:span text:style-name="T2">addr</text:span></text:p>
        </text:list-item>
        <text:list-item>
          <text:p text:style-name="P1">get mem &lt;startAddr:ushort&gt; &lt;endAddr:ushort&gt;<text:line-break/>Выводит на </text:p>
        </text:list-item>
        <text:list-item>
          <text:p text:style-name="P1">set mem &lt;addr:ushort&gt; &lt;value:ushort&gt;</text:p>
        </text:list-item>
        <text:list-item>
          <text:p text:style-name="P1">set reg &lt;name:string&gt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6T22:23:36</meta:creation-date>
    <dc:date>2008-05-07T00:29:11</dc:date>
    <meta:editing-cycles>3</meta:editing-cycles>
    <meta:editing-duration>PT2H5M43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6" meta:word-count="39" meta:character-count="250"/>
  </office:meta>
</office:document-meta>
</file>